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nux Biolinum" svg:font-family="'Linux Biolinum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39cm" fo:min-width="5.596cm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svg:stroke-color="#000000" draw:fill-color="#ff7b59" draw:textarea-horizontal-align="justify" draw:textarea-vertical-align="middle" draw:auto-grow-height="false" fo:min-height="1.401cm" fo:min-width="6.231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658cm"/>
    </style:style>
    <style:style style:name="gr6" style:family="graphic" style:parent-style-name="standard">
      <style:graphic-properties draw:fill-color="#81d41a" draw:textarea-horizontal-align="justify" draw:textarea-vertical-align="middle" draw:auto-grow-height="false" fo:min-height="1.277cm" fo:min-width="1.925cm"/>
    </style:style>
    <style:style style:name="gr7" style:family="graphic" style:parent-style-name="standard">
      <style:graphic-properties draw:fill-color="#ff7b59" draw:textarea-horizontal-align="justify" draw:textarea-vertical-align="middle" draw:auto-grow-height="false" fo:min-height="1.147cm" fo:min-width="4.707cm"/>
    </style:style>
    <style:style style:name="gr8" style:family="graphic" style:parent-style-name="standard">
      <style:graphic-properties draw:textarea-horizontal-align="justify" draw:textarea-vertical-align="middle" draw:auto-grow-height="false" fo:min-height="0.132cm" fo:min-width="1.027cm"/>
    </style:style>
    <style:style style:name="gr9" style:family="graphic" style:parent-style-name="standard">
      <style:graphic-properties draw:fill-color="#ff7b59" draw:textarea-horizontal-align="justify" draw:textarea-vertical-align="middle" draw:auto-grow-height="false" fo:min-height="1.274cm" fo:min-width="7.628cm"/>
    </style:style>
    <style:style style:name="gr10" style:family="graphic" style:parent-style-name="objectwithoutfill">
      <style:graphic-properties draw:fill="solid" draw:textarea-vertical-align="middle"/>
    </style:style>
    <style:style style:name="gr11" style:family="graphic" style:parent-style-name="standard">
      <style:graphic-properties draw:fill-color="#ffffa6" draw:textarea-horizontal-align="justify" draw:textarea-vertical-align="middle" draw:auto-grow-height="false" fo:min-height="0.47cm" fo:min-width="1.207cm"/>
    </style:style>
    <style:style style:name="gr12" style:family="graphic" style:parent-style-name="standard">
      <style:graphic-properties draw:fill-color="#ff5429" draw:textarea-horizontal-align="justify" draw:textarea-vertical-align="middle" draw:auto-grow-height="false" fo:min-height="1.528cm" fo:min-width="7.755cm"/>
    </style:style>
    <style:style style:name="gr13" style:family="graphic" style:parent-style-name="standard">
      <style:graphic-properties draw:fill-color="#ff7b59" draw:textarea-horizontal-align="justify" draw:textarea-vertical-align="middle" draw:auto-grow-height="false" fo:min-height="0.766cm" fo:min-width="3.818cm"/>
    </style:style>
    <style:style style:name="gr14" style:family="graphic" style:parent-style-name="standard">
      <style:graphic-properties draw:fill-color="#5eb91e" draw:textarea-horizontal-align="justify" draw:textarea-vertical-align="middle" draw:auto-grow-height="false" fo:min-height="2.29cm" fo:min-width="6.739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ff7b59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fo:font-size="13pt" style:font-size-asian="13pt" style:font-size-complex="13pt"/>
    </style:style>
    <style:style style:name="P5" style:family="paragraph">
      <loext:graphic-properties draw:fill-color="#81d41a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-color="#ff7b59"/>
      <style:paragraph-properties fo:text-align="center"/>
    </style:style>
    <style:style style:name="P7" style:family="paragraph">
      <loext:graphic-properties draw:fill-color="#ffffa6"/>
      <style:paragraph-properties fo:text-align="center"/>
      <style:text-properties fo:font-size="11pt" style:font-size-asian="11pt" style:font-size-complex="11pt"/>
    </style:style>
    <style:style style:name="P8" style:family="paragraph">
      <loext:graphic-properties draw:fill-color="#ffffa6"/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-color="#ff5429"/>
      <style:paragraph-properties fo:text-align="center"/>
    </style:style>
    <style:style style:name="P10" style:family="paragraph">
      <loext:graphic-properties draw:fill-color="#5eb91e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096cm" svg:height="0.889cm" svg:x="7.604cm" svg:y="1.254cm">
          <text:p text:style-name="P1">Projektiesitys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6.096cm" svg:height="0.889cm" svg:x="7.604cm" svg:y="2.778cm">
          <text:p text:style-name="P1">Suunnitelma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779cm" svg:y1="2.143cm" svg:x2="10.779cm" svg:y2="2.778cm">
          <text:p/>
        </draw:line>
        <draw:custom-shape draw:style-name="gr3" draw:text-style-name="P3" draw:layer="layout" svg:width="6.731cm" svg:height="1.651cm" svg:x="1.762cm" svg:y="4.683cm">
          <text:p text:style-name="P1"><text:span text:style-name="T1">Sisällys</text:span><text:span text:style-name="T1">luettelo</text:span><text:span text:style-name="T1">n </text:span></text:p>
          <text:p text:style-name="P1"><text:span text:style-name="T1">tarkka </text:span><text:span text:style-name="T1">suunnitt</text:span><text:span text:style-name="T1">elu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line-skew="1.068cm" svg:x1="7.604cm" svg:y1="3.222cm" svg:x2="5.318cm" svg:y2="3.159cm" draw:start-shape="id1" draw:start-glue-point="3" draw:end-shape="id2" draw:end-glue-point="0" svg:d="M7604 3222v-63h-2286" svg:viewBox="0 0 2287 64">
          <text:p/>
        </draw:connector>
        <draw:line draw:style-name="gr2" draw:text-style-name="P2" xml:id="id2" draw:id="id2" draw:layer="layout" svg:x1="5.318cm" svg:y1="3.159cm" svg:x2="5.318cm" svg:y2="4.683cm">
          <text:p/>
        </draw:line>
        <draw:frame draw:style-name="gr5" draw:text-style-name="P4" draw:layer="layout" svg:width="6.477cm" svg:height="0.908cm" svg:x="1.508cm" svg:y="3.775cm">
          <draw:text-box>
            <text:p><text:span text:style-name="T2">Projektin aloitus</text:span></text:p>
          </draw:text-box>
        </draw:frame>
        <draw:connector draw:style-name="gr4" draw:text-style-name="P1" draw:layer="layout" draw:line-skew="-3.335cm" svg:x1="5.318cm" svg:y1="3.159cm" svg:x2="15.147cm" svg:y2="4.212cm" draw:start-shape="id2" draw:start-glue-point="0" svg:d="M5318 3159h1905v1053h7924" svg:viewBox="0 0 9830 1054">
          <text:p/>
        </draw:connector>
        <draw:custom-shape draw:style-name="gr6" draw:text-style-name="P5" draw:layer="layout" svg:width="3.429cm" svg:height="2.159cm" svg:x="15.224cm" svg:y="3.159cm">
          <text:p text:style-name="P1"><text:span text:style-name="T1">Ohjauspis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5.207cm" svg:height="1.397cm" svg:x="9.636cm" svg:y="4.81cm">
          <text:p text:style-name="P1"><text:span text:style-name="T1">Jakelun opiskelu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905cm" svg:height="0.762cm" svg:x="8.112cm" svg:y="5.19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2" draw:text-style-name="P2" draw:layer="layout" svg:x1="7.223cm" svg:y1="6.334cm" svg:x2="7.223cm" svg:y2="7.477cm">
          <text:p/>
        </draw:line>
        <draw:line draw:style-name="gr2" draw:text-style-name="P2" draw:layer="layout" svg:x1="11.033cm" svg:y1="6.207cm" svg:x2="11.033cm" svg:y2="7.477cm">
          <text:p/>
        </draw:line>
        <draw:custom-shape draw:style-name="gr9" draw:text-style-name="P6" draw:layer="layout" svg:width="8.128cm" svg:height="1.524cm" svg:x="5.064cm" svg:y="7.477cm">
          <text:p text:style-name="P1">Käyttöönoton laatiminen</text:p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13.065cm" svg:y1="7.477cm" svg:x2="14.589cm" svg:y2="7.096cm">
          <text:p/>
        </draw:line>
        <draw:custom-shape draw:style-name="gr11" draw:text-style-name="P7" draw:layer="layout" svg:width="2.413cm" svg:height="1.016cm" svg:x="14.589cm" svg:y="6.588cm">
          <text:p text:style-name="P1"><text:span text:style-name="T3">asennu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" draw:layer="layout" svg:x1="13.192cm" svg:y1="8.239cm" svg:x2="15.224cm" svg:y2="8.239cm">
          <text:p/>
        </draw:line>
        <draw:custom-shape draw:style-name="gr11" draw:text-style-name="P7" draw:layer="layout" svg:width="2.413cm" svg:height="1.016cm" svg:x="15.224cm" svg:y="7.731cm">
          <text:p text:style-name="P1"><text:span text:style-name="T3">verkkoon </text:span></text:p>
          <text:p text:style-name="P1"><text:span text:style-name="T3">kytkentä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5.572cm" svg:y1="9.001cm" svg:x2="5.572cm" svg:y2="10.779cm">
          <text:p/>
        </draw:line>
        <draw:custom-shape draw:style-name="gr7" draw:text-style-name="P3" draw:layer="layout" svg:width="5.207cm" svg:height="1.397cm" svg:x="1.508cm" svg:y="10.779cm">
          <text:p text:style-name="P1"><text:span text:style-name="T1">Hallinnan opastus</text:span></text:p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2.524cm" svg:y1="10.779cm" svg:x2="2.27cm" svg:y2="10.017cm">
          <text:p/>
        </draw:line>
        <draw:custom-shape draw:style-name="gr11" draw:text-style-name="P7" draw:layer="layout" svg:width="2.413cm" svg:height="1.016cm" svg:x="1cm" svg:y="9.001cm">
          <text:p text:style-name="P1"><text:span text:style-name="T3">käyttäjä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6.715cm" svg:y1="11.541cm" svg:x2="8.239cm" svg:y2="11.541cm">
          <text:p/>
        </draw:line>
        <draw:custom-shape draw:style-name="gr7" draw:text-style-name="P3" draw:layer="layout" svg:width="5.207cm" svg:height="1.397cm" svg:x="8.239cm" svg:y="10.779cm">
          <text:p text:style-name="P1"><text:span text:style-name="T1">Ominaisuuksien</text:span></text:p>
          <text:p text:style-name="P1"><text:span text:style-name="T1">esittely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5.207cm" svg:height="1.397cm" svg:x="14.97cm" svg:y="10.779cm">
          <text:p text:style-name="P1"><text:span text:style-name="T1">Ohjelmien hallinta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3.446cm" svg:y1="11.541cm" svg:x2="14.97cm" svg:y2="11.541cm">
          <text:p/>
        </draw:line>
        <draw:line draw:style-name="gr10" draw:text-style-name="P2" draw:layer="layout" svg:x1="16.113cm" svg:y1="10.779cm" svg:x2="16.24cm" svg:y2="10.271cm">
          <text:p/>
        </draw:line>
        <draw:custom-shape draw:style-name="gr11" draw:text-style-name="P8" draw:layer="layout" svg:width="2.413cm" svg:height="1.016cm" svg:x="15.224cm" svg:y="9.255cm">
          <text:p text:style-name="P1"><text:span text:style-name="T4">asennus/</text:span></text:p>
          <text:p text:style-name="P1"><text:span text:style-name="T4">pois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" draw:layer="layout" svg:x1="18.907cm" svg:y1="10.779cm" svg:x2="18.78cm" svg:y2="10.144cm">
          <text:p/>
        </draw:line>
        <draw:custom-shape draw:style-name="gr11" draw:text-style-name="P8" draw:layer="layout" svg:width="2.413cm" svg:height="1.016cm" svg:x="17.764cm" svg:y="9.128cm">
          <text:p text:style-name="P1"><text:span text:style-name="T4">miten/mistä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" draw:layer="layout" svg:x1="18.78cm" svg:y1="9.128cm" svg:x2="18.78cm" svg:y2="8.493cm">
          <text:p/>
        </draw:line>
        <draw:custom-shape draw:style-name="gr11" draw:text-style-name="P8" draw:layer="layout" svg:width="2.413cm" svg:height="1.016cm" svg:x="17.891cm" svg:y="7.477cm">
          <text:p text:style-name="P1"><text:span text:style-name="T4">CLI ja GU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7.51cm" svg:y1="12.176cm" svg:x2="17.51cm" svg:y2="13.446cm">
          <text:p/>
        </draw:line>
        <draw:custom-shape draw:style-name="gr7" draw:text-style-name="P3" draw:layer="layout" svg:width="5.207cm" svg:height="1.397cm" svg:x="13.446cm" svg:y="13.446cm">
          <text:p text:style-name="P1"><text:span text:style-name="T1">OSS-työohjelmat</text:span></text:p>
          <text:p text:style-name="P1"><text:span text:style-name="T5">(GIMP, LibreOffice, Audacity)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8.255cm" svg:height="1.778cm" svg:x="2.27cm" svg:y="13.446cm">
          <text:p text:style-name="P1">Oppaiden </text:p>
          <text:p text:style-name="P1">yhteenkasaaminen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3.446cm" svg:y1="14.335cm" svg:x2="10.525cm" svg:y2="14.335cm">
          <text:p/>
        </draw:line>
        <draw:custom-shape draw:style-name="gr13" draw:text-style-name="P3" draw:layer="layout" svg:width="4.318cm" svg:height="1.016cm" svg:x="4.302cm" svg:y="15.986cm">
          <text:p text:style-name="P1"><text:span text:style-name="T1">Oikoluku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588cm" svg:y1="15.224cm" svg:x2="6.588cm" svg:y2="15.986cm">
          <text:p/>
        </draw:line>
        <draw:custom-shape draw:style-name="gr14" draw:text-style-name="P10" draw:layer="layout" svg:width="7.239cm" svg:height="2.54cm" svg:x="10.017cm" svg:y="18.145cm">
          <text:p text:style-name="P1">Projektin</text:p>
          <text:p text:style-name="P1">päättämine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8.62cm" svg:y1="17.002cm" svg:x2="10.017cm" svg:y2="18.14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nux Biolinum" svg:font-family="'Linux Biolinum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4T12:28:02.852629822</meta:creation-date>
    <dc:date>2019-08-05T08:42:47.828273980</dc:date>
    <meta:editing-duration>PT16M44S</meta:editing-duration>
    <meta:editing-cycles>4</meta:editing-cycles>
    <meta:generator>LibreOffice/6.2.5.2$Linux_X86_64 LibreOffice_project/20$Build-2</meta:generator>
    <meta:document-statistic meta:object-count="40"/>
  </office:meta>
</office:document-meta>
</file>